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0e0f87" officeooo:paragraph-rsid="000e0f87"/>
    </style:style>
    <style:style style:name="P2" style:family="paragraph" style:parent-style-name="Standard">
      <style:text-properties fo:language="uk" fo:country="UA" officeooo:rsid="000e579f" officeooo:paragraph-rsid="000e579f"/>
    </style:style>
    <style:style style:name="P3" style:family="paragraph" style:parent-style-name="Standard">
      <style:text-properties fo:language="uk" fo:country="UA" officeooo:rsid="001183fb" officeooo:paragraph-rsid="001183fb"/>
    </style:style>
    <style:style style:name="P4" style:family="paragraph" style:parent-style-name="Standard">
      <style:text-properties fo:language="uk" fo:country="UA" officeooo:rsid="0012ff78" officeooo:paragraph-rsid="0012ff78"/>
    </style:style>
    <style:style style:name="P5" style:family="paragraph" style:parent-style-name="Standard">
      <style:text-properties fo:language="uk" fo:country="UA" officeooo:rsid="0014f4f8" officeooo:paragraph-rsid="0014f4f8"/>
    </style:style>
    <style:style style:name="P6" style:family="paragraph" style:parent-style-name="Standard">
      <style:text-properties fo:language="uk" fo:country="UA" officeooo:rsid="001aff30" officeooo:paragraph-rsid="001aff30"/>
    </style:style>
    <style:style style:name="P7" style:family="paragraph" style:parent-style-name="Standard" style:list-style-name="L1">
      <style:text-properties fo:language="uk" fo:country="UA" officeooo:rsid="000e0f87" officeooo:paragraph-rsid="000e0f87"/>
    </style:style>
    <style:style style:name="P8" style:family="paragraph" style:parent-style-name="Standard" style:list-style-name="L2">
      <style:text-properties fo:language="uk" fo:country="UA" officeooo:rsid="000fe6ea" officeooo:paragraph-rsid="001183fb"/>
    </style:style>
    <style:style style:name="P9" style:family="paragraph" style:parent-style-name="Standard" style:list-style-name="L2">
      <style:text-properties fo:language="uk" fo:country="UA" officeooo:rsid="001183fb" officeooo:paragraph-rsid="0014f4f8"/>
    </style:style>
    <style:style style:name="P10" style:family="paragraph" style:parent-style-name="Standard" style:list-style-name="L2">
      <style:text-properties fo:language="uk" fo:country="UA" officeooo:rsid="0019e711" officeooo:paragraph-rsid="0019e711"/>
    </style:style>
    <style:style style:name="T1" style:family="text">
      <style:text-properties officeooo:rsid="000d9777"/>
    </style:style>
    <style:style style:name="T2" style:family="text">
      <style:text-properties officeooo:rsid="000e579f"/>
    </style:style>
    <style:style style:name="T3" style:family="text">
      <style:text-properties officeooo:rsid="000fe6ea"/>
    </style:style>
    <style:style style:name="T4" style:family="text">
      <style:text-properties officeooo:rsid="001183fb"/>
    </style:style>
    <style:style style:name="T5" style:family="text">
      <style:text-properties officeooo:rsid="0014ea49"/>
    </style:style>
    <style:style style:name="T6" style:family="text">
      <style:text-properties officeooo:rsid="0014f4f8"/>
    </style:style>
    <style:style style:name="T7" style:family="text">
      <style:text-properties officeooo:rsid="001aff30"/>
    </style:style>
    <style:style style:name="T8" style:family="text">
      <style:text-properties officeooo:rsid="001ea8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Як працює <text:span text:style-name="T1">сайт-візитка</text:span></text:h>
      <text:p text:style-name="P1"/>
      <text:p text:style-name="P1">Щоб розібратися в цьому питанні, насамперед, потрібно визначитися з метою:</text:p>
      <text:list xml:id="list1306064689927680818" text:style-name="L1">
        <text:list-item>
          <text:p text:style-name="P7">опублікувати в інтернет інформацію про компанію, щоб надалі написати адресу сайту на візитівці;</text:p>
        </text:list-item>
        <text:list-item>
          <text:p text:style-name="P7">привернути увагу та отримати нових клієнтів за рахунок власного сайту (більше продати).</text:p>
        </text:list-item>
      </text:list>
      <text:p text:style-name="P1">Такі дві мети можуть <text:span text:style-name="T2">виступати як окремо, так і разом, але в залежності від саме ваших потреб буде різний підхід для вирішення поставленої задачі.</text:span></text:p>
      <text:p text:style-name="P1"/>
      <text:p text:style-name="P2">У першому випадку треба зробити охайний сайт і просто користуватися ним. Люди, які будуть шукати інформацію саме про вас, які вже і так про вас будуть знати, отримають можливість з сайту почерпнути стандартну інформацію.</text:p>
      <text:p text:style-name="P2"/>
      <text:p text:style-name="P2">З другим випадком дещо складніше. Здавалося б, зробили сайт, розмістили там інформацію про свої послуги чи якийсь товар, все - нехай люди заходять, цікавляться й звертаються до вас. <text:span text:style-name="T3">Справа в тому, що з таким підходом можливо і принесе сайт одного-двох клієнтів на рік.. Одним словом, працювати сайт не буде. Запрацювати він може наступним чином:</text:span></text:p>
      <text:list xml:id="list1477108795089007011" text:style-name="L2">
        <text:list-item>
          <text:p text:style-name="P8">контекстна реклама (коли люди шукають в інтернет, в залежності від <text:span text:style-name="T4">співпадіння </text:span>пошукового запиту показувати вашу рекламу);</text:p>
        </text:list-item>
        <text:list-item>
          <text:p text:style-name="P9">показувати посилання на сайт, чи просто адресу сайту, поруч з вашою рекламою (буде працювати на людей що сумніваються і підуть ознайомитись з додатковою інформацією). Тобто, наприклад, при рекламі в <text:span text:style-name="T6">оголошенні/</text:span>журналі/<text:span text:style-name="T6">газеті</text:span> потрібно написати: “Додаткову інформацію можна отримати на сайті /вказати адресу сайту <text:span text:style-name="T6">чи конкретну сторінку</text:span>/.”</text:p>
        </text:list-item>
        <text:list-item>
          <text:p text:style-name="P10">в деяких випадках користувачів може дати великий сервіс, наприклад, Google Maps. Люди шукають на картах поруч розташовані підприємства і працює географічний фактор.</text:p>
        </text:list-item>
      </text:list>
      <text:p text:style-name="P3"/>
      <text:p text:style-name="P6">Таким чином, щоб були клієнти з сайту, їх потрібно самому на сайт привести.</text:p>
      <text:p text:style-name="P3"/>
      <text:p text:style-name="P5"><text:span text:style-name="T8">Next: </text:span>Landing page</text:p>
      <text:p text:style-name="P4"><text:span text:style-name="T7">Отримавши користувача</text:span> на конкретн<text:span text:style-name="T7">ій</text:span> сторін<text:span text:style-name="T7">ці</text:span>, намагаються заохотити <text:span text:style-name="T7">його</text:span> зробити цільову дію - залишити заявку <text:span text:style-name="T5">або розпочати спілкування з консультантом / просто зателефонувати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22:04:48.313845051</meta:creation-date>
    <meta:editing-duration>PT25M7S</meta:editing-duration>
    <meta:editing-cycles>5</meta:editing-cycles>
    <meta:generator>LibreOffice/5.1.6.2$Linux_X86_64 LibreOffice_project/10m0$Build-2</meta:generator>
    <dc:date>2017-06-29T20:37:42.519264114</dc:date>
    <meta:document-statistic meta:table-count="0" meta:image-count="0" meta:object-count="0" meta:page-count="1" meta:paragraph-count="13" meta:word-count="275" meta:character-count="1886" meta:non-whitespace-character-count="1629"/>
  </office:meta>
</office:document-meta>
</file>